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paragraph-rsid="00073cd0"/>
    </style:style>
    <style:style style:name="P4" style:family="paragraph" style:parent-style-name="Standard">
      <style:text-properties officeooo:rsid="00073cd0" officeooo:paragraph-rsid="00073cd0"/>
    </style:style>
    <style:style style:name="P5" style:family="paragraph" style:parent-style-name="Standard">
      <style:text-properties officeooo:rsid="00082ec1" officeooo:paragraph-rsid="00082ec1"/>
    </style:style>
    <style:style style:name="P6" style:family="paragraph" style:parent-style-name="Standard">
      <style:paragraph-properties fo:text-align="justify" style:justify-single-word="false"/>
      <style:text-properties officeooo:rsid="00082ec1" officeooo:paragraph-rsid="00082ec1"/>
    </style:style>
    <style:style style:name="P7" style:family="paragraph" style:parent-style-name="Standard">
      <style:paragraph-properties fo:text-align="justify" style:justify-single-word="false"/>
      <style:text-properties officeooo:rsid="00082ec1" officeooo:paragraph-rsid="000be859"/>
    </style:style>
    <style:style style:name="P8" style:family="paragraph" style:parent-style-name="Standard">
      <style:paragraph-properties fo:text-align="justify" style:justify-single-word="false"/>
      <style:text-properties officeooo:rsid="0009a9f2" officeooo:paragraph-rsid="0009a9f2"/>
    </style:style>
    <style:style style:name="P9" style:family="paragraph" style:parent-style-name="Standard">
      <style:paragraph-properties fo:text-align="justify" style:justify-single-word="false"/>
      <style:text-properties officeooo:rsid="0009a9f2" officeooo:paragraph-rsid="000be859"/>
    </style:style>
    <style:style style:name="P10" style:family="paragraph" style:parent-style-name="Standard">
      <style:paragraph-properties fo:text-align="justify" style:justify-single-word="false"/>
      <style:text-properties officeooo:paragraph-rsid="000be859"/>
    </style:style>
    <style:style style:name="P11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12" style:family="paragraph" style:parent-style-name="Standard" style:master-page-name="Standard">
      <style:paragraph-properties fo:text-align="center" style:justify-single-word="false" style:page-number="1"/>
      <style:text-properties fo:font-weight="bold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/>
    </style:style>
    <style:style style:name="P14" style:family="paragraph" style:parent-style-name="Standard">
      <style:paragraph-properties fo:text-align="justify" style:justify-single-word="false"/>
      <style:text-properties officeooo:rsid="000be859" officeooo:paragraph-rsid="000d3d24"/>
    </style:style>
    <style:style style:name="P15" style:family="paragraph" style:parent-style-name="Standard">
      <style:text-properties fo:color="#4472c4" loext:opacity="100%" fo:font-style="italic" officeooo:paragraph-rsid="00082ec1" style:font-style-asian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Courier New" style:font-name-asian="Courier New1" style:font-name-complex="Courier New1"/>
    </style:style>
    <style:style style:name="T3" style:family="text">
      <style:text-properties officeooo:rsid="00073cd0"/>
    </style:style>
    <style:style style:name="T4" style:family="text">
      <style:text-properties officeooo:rsid="00082ec1"/>
    </style:style>
    <style:style style:name="T5" style:family="text">
      <style:text-properties officeooo:rsid="0009a9f2"/>
    </style:style>
    <style:style style:name="T6" style:family="text">
      <style:text-properties officeooo:rsid="000a2305"/>
    </style:style>
    <style:style style:name="T7" style:family="text">
      <style:text-properties officeooo:rsid="000be859"/>
    </style:style>
    <style:style style:name="T8" style:family="text">
      <style:text-properties officeooo:rsid="000d3d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ES APTITUDES PROFESSIONNELLES</text:p>
      <text:p text:style-name="P2"/>
      <text:p text:style-name="P2"/>
      <text:p text:style-name="P3">Les aptitudes <text:span text:style-name="T3">d’une personne </text:span>sont <text:span text:style-name="T3">s</text:span>es prédispositions <text:span text:style-name="T3">p</text:span>our accomplir une tâche donnée</text:p>
      <text:p text:style-name="P4"/>
      <text:p text:style-name="P1">Principales</text:p>
      <text:p text:style-name="Standard"><text:span text:style-name="T2">• </text:span>Assiduité au travail</text:p>
      <text:p text:style-name="Standard"><text:span text:style-name="T2">• </text:span>Autonomie</text:p>
      <text:p text:style-name="Standard"><text:span text:style-name="T2">• </text:span>Bonne capacité d’apprentissage </text:p>
      <text:p text:style-name="Standard"><text:span text:style-name="T2">• </text:span>Capacité à respecter les consignes</text:p>
      <text:p text:style-name="Standard"><text:span text:style-name="T2">• </text:span>Capacité à travailler seul </text:p>
      <text:p text:style-name="Standard"><text:span text:style-name="T2">• </text:span>Capacité à travailler en équipe</text:p>
      <text:p text:style-name="Standard"><text:span text:style-name="T2">• </text:span>Dynamique</text:p>
      <text:p text:style-name="Standard"><text:span text:style-name="T2">• </text:span>Facilité d’adaptation</text:p>
      <text:p text:style-name="Standard"><text:span text:style-name="T2">• </text:span>Fiable </text:p>
      <text:p text:style-name="Standard"><text:span text:style-name="T2">• </text:span>Leadership</text:p>
      <text:p text:style-name="Standard"><text:span text:style-name="T2">• </text:span>Patient </text:p>
      <text:p text:style-name="Standard"><text:span text:style-name="T2">• </text:span>Persévérant</text:p>
      <text:p text:style-name="Standard"><text:span text:style-name="T2">• </text:span>Polyvalent</text:p>
      <text:p text:style-name="Standard"><text:span text:style-name="T2">• </text:span>Ponctuel</text:p>
      <text:p text:style-name="Standard"><text:span text:style-name="T2">• </text:span>Sens de l’initiative </text:p>
      <text:p text:style-name="Standard"><text:span text:style-name="T2">• </text:span>Sens de l’observation </text:p>
      <text:p text:style-name="Standard"><text:span text:style-name="T2">• </text:span>Sens des responsabilités</text:p>
      <text:p text:style-name="Standard"/>
      <text:p text:style-name="P1">Organisation</text:p>
      <text:p text:style-name="Standard"><text:span text:style-name="T2">• </text:span>Bon sens de l’organisation </text:p>
      <text:p text:style-name="Standard"><text:span text:style-name="T2">• </text:span>Capacité à créer ses propres outils de travail</text:p>
      <text:p text:style-name="Standard"><text:span text:style-name="T2">• </text:span>Capacité à établir des priorités</text:p>
      <text:p text:style-name="Standard"><text:span text:style-name="T2">• </text:span>Capacité à respecter les délais</text:p>
      <text:p text:style-name="Standard"><text:span text:style-name="T2">• </text:span>Capacité de planifier un agenda et/ou un horaire</text:p>
      <text:p text:style-name="Standard"><text:span text:style-name="T2">• </text:span>Capacité d’évaluer une tâche</text:p>
      <text:p text:style-name="Standard"><text:span text:style-name="T2">• </text:span>Capacité d’exécution rapide et précise </text:p>
      <text:p text:style-name="Standard"><text:span text:style-name="T2">• </text:span>Facilité à mener plusieurs tâches en parallèle</text:p>
      <text:p text:style-name="Standard"><text:span text:style-name="T2">• </text:span>Sens de la planification</text:p>
      <text:p text:style-name="Standard"/>
      <text:p text:style-name="P1">Relation interpersonnelle</text:p>
      <text:p text:style-name="Standard"><text:span text:style-name="T2">• </text:span>Aisance à s’adapter à différentes cultures</text:p>
      <text:p text:style-name="Standard"><text:span text:style-name="T2">• </text:span>Capacité à établir les besoins en terme d’organisation</text:p>
      <text:p text:style-name="Standard"><text:span text:style-name="T2">• </text:span>Capacité à saisir rapidement les besoins</text:p>
      <text:p text:style-name="Standard"><text:span text:style-name="T2">• </text:span>Facilité à accepter des points de vue différents</text:p>
      <text:p text:style-name="Standard"><text:span text:style-name="T2">• </text:span>Facilité à évaluer le potentiel des individus</text:p>
      <text:p text:style-name="Standard"><text:span text:style-name="T2">• </text:span>Facilité à repérer les difficultés et à les résoudre</text:p>
      <text:p text:style-name="Standard"><text:span text:style-name="T2">• </text:span>Facilité à répondre aux besoins d’un groupe </text:p>
      <text:p text:style-name="Standard"><text:span text:style-name="T2">• </text:span>Facilité à travailler avec diverses clientèles <text:s/></text:p>
      <text:p text:style-name="Standard"/>
      <text:p text:style-name="P1"><text:soft-page-break/>Communication</text:p>
      <text:p text:style-name="Standard"/>
      <text:p text:style-name="Standard"><text:span text:style-name="T2">• </text:span>Aisance à communiquer par écrit</text:p>
      <text:p text:style-name="Standard"><text:span text:style-name="T2">• </text:span>Aisance à communiquer verbalement</text:p>
      <text:p text:style-name="Standard"><text:span text:style-name="T2">• </text:span>Capacité à apporter une vision nouvelle aux<text:span text:style-name="T2"> </text:span>formes traditionnelles</text:p>
      <text:p text:style-name="Standard"><text:span text:style-name="T2">• </text:span>Capacité à communiquer chaleureusement avec les gens</text:p>
      <text:p text:style-name="Standard"><text:span text:style-name="T2">• </text:span>Capacité à décrire une situation de façon claire et précise</text:p>
      <text:p text:style-name="Standard"><text:span text:style-name="T2">• </text:span>Capacité à diffuser de l’information</text:p>
      <text:p text:style-name="Standard"><text:span text:style-name="T2">• </text:span>Capacité à répondre rapidement aux besoins de la clientèle</text:p>
      <text:p text:style-name="Standard"><text:span text:style-name="T2">• </text:span>Capacité de synthèse et d’analyse</text:p>
      <text:p text:style-name="Standard"><text:span text:style-name="T2">• </text:span>Facilité à s’exprimer et à se faire comprendre en public</text:p>
      <text:p text:style-name="Standard"><text:span text:style-name="T2">• </text:span>Facilité à susciter la communication</text:p>
      <text:p text:style-name="Standard"><text:span text:style-name="T2">• </text:span>Facilité à synthétiser et à vulgariser l’information</text:p>
      <text:p text:style-name="Standard"><text:span text:style-name="T2">• </text:span>Habilité à créer une atmosphère de coopération </text:p>
      <text:p text:style-name="Standard"/>
      <text:p text:style-name="P1">Leadership</text:p>
      <text:p text:style-name="Standard"><text:span text:style-name="T2">• </text:span>Capacité à définir des objectifs</text:p>
      <text:p text:style-name="Standard"><text:span text:style-name="T2">• </text:span>Capacité à prendre rapidement des décisions </text:p>
      <text:p text:style-name="Standard"><text:span text:style-name="T2">• </text:span>Capacité à superviser le personnel</text:p>
      <text:p text:style-name="Standard"><text:span text:style-name="T2">• </text:span>Facilité à diriger une réunion ou une équipe </text:p>
      <text:p text:style-name="Standard"><text:span text:style-name="T2">• </text:span>Facilité à mener plusieurs tâches de front</text:p>
      <text:p text:style-name="Standard"><text:span text:style-name="T2">• </text:span>Facilité à motiver les autres </text:p>
      <text:p text:style-name="Standard"/>
      <text:p text:style-name="Standard"><text:span text:style-name="T1">Administration</text:span> </text:p>
      <text:p text:style-name="Standard"><text:span text:style-name="T2">• </text:span>Capacité à gérer un budget</text:p>
      <text:p text:style-name="Standard"><text:span text:style-name="T2">• </text:span>Facilité à calculer rapidement</text:p>
      <text:p text:style-name="Standard"><text:span text:style-name="T2">• </text:span>Facilité à travailler avec les chiffres</text:p>
      <text:p text:style-name="Standard"><text:span text:style-name="T2">• </text:span>Faculté à tolérer la répétition </text:p>
      <text:p text:style-name="Standard"/>
      <text:p text:style-name="P1">Condition physique</text:p>
      <text:p text:style-name="Standard"><text:span text:style-name="T2">• </text:span>Bonne endurance physique</text:p>
      <text:p text:style-name="Standard"><text:span text:style-name="T2">• </text:span>Bonne forme physique </text:p>
      <text:p text:style-name="Standard"><text:span text:style-name="T2">• </text:span>Capacité à travailler sur de longs horaires/variables</text:p>
      <text:p text:style-name="Standard"/>
      <text:p text:style-name="Standard"><text:span text:style-name="T1">Esprit de synthèse</text:span> </text:p>
      <text:p text:style-name="Standard"><text:span text:style-name="T2">• </text:span>Facilité à écrire de façon claire et concise</text:p>
      <text:p text:style-name="Standard"><text:span text:style-name="T2">• </text:span>Facilité à rédiger des rapports clairs et précis </text:p>
      <text:p text:style-name="Standard"/>
      <text:p text:style-name="P1">Service à la clientèle</text:p>
      <text:p text:style-name="Standard"><text:span text:style-name="T2">• </text:span>Capacité à accueillir la clientèle avec courtoisie</text:p>
      <text:p text:style-name="Standard"><text:span text:style-name="T2">• </text:span>Capacité à communiquer avec les gens </text:p>
      <text:p text:style-name="Standard"><text:span text:style-name="T2">• </text:span>Aptitude pour le service à la clientèle</text:p>
      <text:p text:style-name="Standard"><text:span text:style-name="T2">• </text:span>Sociable</text:p>
      <text:p text:style-name="Standard"/>
      <text:p text:style-name="P11"><text:s/><text:span text:style-name="T4">A Faire</text:span></text:p>
      <text:p text:style-name="P10"/>
      <text:p text:style-name="P10"/>
      <text:p text:style-name="P10"/>
      <text:p text:style-name="P7">Créer un document présentant les différentes aptitudes ci-dessus.</text:p>
      <text:p text:style-name="P14">Expliquer quelle est la différence entre les aptitudes et les compétences.</text:p>
      <text:p text:style-name="P7">Donner un exemple professionnel de chacune de<text:span text:style-name="T8">s</text:span> aptitudes <text:span text:style-name="T8">ci-dessus</text:span>.</text:p>
      <text:p text:style-name="P6"><text:span text:style-name="T5">N</text:span>ote<text:span text:style-name="T5">r</text:span> de 0 à 5* <text:span text:style-name="T5">chacune de ces aptitudes suivant si elle vous correspond ou non.</text:span></text:p>
      <text:p text:style-name="P6"/>
      <text:p text:style-name="P8"><text:span text:style-name="T7">Choisir</text:span> ainsi les 10 aptitudes qui vous correspondent le mieux.</text:p>
      <text:p text:style-name="P8"><text:span text:style-name="T6">Pour vous aider dans votre réflexion, pensez qu’u</text:span>ne personne proche de vous mais ne vous connaissant pas doit vous retrouver en lisant cette liste de 10 aptitudes.</text:p>
      <text:p text:style-name="P8"/>
      <text:p text:style-name="P9">Inscrivez <text:span text:style-name="T6">ces 10 aptitudes</text:span> dans un tableau et donner pour chacune d’entre elle un exemple <text:span text:style-name="T6">à partir de votre vécu (professionnel ou personnel) </text:span></text:p>
      <text:p text:style-name="P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No_20_Spacing" style:display-name="No Spacing" style:family="paragraph" style:parent-style-name="Standard" style:default-outline-level="">
      <style:paragraph-properties fo:text-align="justify" style:justify-single-word="false"/>
      <style:text-properties fo:color="#44546a" loext:opacity="100%" fo:font-size="12pt" fo:font-weight="bold" style:font-size-asian="12pt" style:font-weight-asian="bold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  <dc:date>2023-01-31T18:53:31.274407989</dc:date>
    <meta:editing-duration>PT24M6S</meta:editing-duration>
    <meta:editing-cycles>5</meta:editing-cycles>
    <meta:document-statistic meta:table-count="0" meta:image-count="0" meta:object-count="0" meta:page-count="3" meta:paragraph-count="84" meta:word-count="537" meta:character-count="3287" meta:non-whitespace-character-count="2811"/>
  </office:meta>
</office:document-meta>
</file>